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2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  <style:text-properties style:font-name="Google Sans Text" fo:font-size="20pt" fo:font-weight="bold" style:font-size-asian="20pt" style:font-size-complex="20pt"/>
    </style:style>
    <style:style style:name="P3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/>
      <style:text-properties fo:font-size="20pt" style:font-size-asian="20pt" style:font-size-complex="20pt"/>
    </style:style>
    <style:style style:name="P4" style:family="paragraph" style:parent-style-name="Heading_20_3">
      <style:paragraph-properties fo:margin-left="0cm" fo:margin-right="0cm" fo:margin-top="0cm" fo:margin-bottom="0.212cm" style:contextual-spacing="false" fo:line-height="114%" fo:text-indent="0cm" style:auto-text-indent="false" fo:break-before="page"/>
      <style:text-properties fo:font-size="20pt" style:font-size-asian="20pt" style:font-size-complex="20pt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break-before="column" fo:padding="0cm" fo:border="none"/>
      <style:text-properties style:font-name="Google Sans Text" fo:font-size="20pt" style:font-size-asian="20pt" style:font-size-complex="20pt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9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0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1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officeooo:paragraph-rsid="000cde16" style:font-size-asian="20pt" style:font-size-complex="20pt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officeooo:paragraph-rsid="000cde16" style:font-size-asian="20pt" style:font-size-complex="20pt"/>
    </style:style>
    <style:style style:name="P13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4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5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officeooo:paragraph-rsid="000cde16" style:font-size-asian="20pt" style:font-size-complex="20pt"/>
    </style:style>
    <style:style style:name="P16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7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8" style:family="paragraph" style:parent-style-name="Text_20_body" style:list-style-name="L9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19" style:family="paragraph" style:parent-style-name="Text_20_body" style:list-style-name="L10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0" style:family="paragraph" style:parent-style-name="Text_20_body" style:list-style-name="L1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1" style:family="paragraph" style:parent-style-name="Text_20_body" style:list-style-name="L1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2" style:family="paragraph" style:parent-style-name="Text_20_body" style:list-style-name="L1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3" style:family="paragraph" style:parent-style-name="Text_20_body" style:list-style-name="L1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4" style:family="paragraph" style:parent-style-name="Text_20_body" style:list-style-name="L1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5" style:family="paragraph" style:parent-style-name="Text_20_body" style:list-style-name="L1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6" style:family="paragraph" style:parent-style-name="Text_20_body" style:list-style-name="L1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7" style:family="paragraph" style:parent-style-name="Text_20_body" style:list-style-name="L1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fo:font-size="20pt" style:font-size-asian="20pt" style:font-size-complex="20pt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break-before="page" fo:padding="0cm" fo:border="none"/>
      <style:text-properties fo:font-size="20pt" style:font-size-asian="20pt" style:font-size-complex="20pt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break-before="page" fo:padding="0cm" fo:border="none"/>
      <style:text-properties fo:font-size="20pt" officeooo:paragraph-rsid="000cde16" style:font-size-asian="20pt" style:font-size-complex="20pt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break-before="page" fo:padding="0cm" fo:border="non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/>
    </style:style>
    <style:style style:name="T2" style:family="text">
      <style:text-properties fo:font-size="12pt" fo:background-color="transparent" loext:char-shading-value="0"/>
    </style:style>
    <style:style style:name="T3" style:family="text">
      <style:text-properties style:font-name="Google Sans Text"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912a85be8c450b74">
        <text:h text:style-name="P3" text:outline-level="3"><text:span text:style-name="T3">Mì – Bún - Phở Nui khô</text:span></text:h>
        <text:list text:style-name="L1">
          <text:list-item>
            <text:p text:style-name="P5"><text:span text:style-name="T1">Ví dụ</text:span>: Mì gói, miến, nui, bún khô, hủ tiếu.</text:p>
          </text:list-item>
          <text:list-item>
            <text:p text:style-name="P5"><text:span text:style-name="T1">Bảo quản</text:span>: Nơi khô ráo, thoáng mát, tránh ánh nắng.</text:p>
          </text:list-item>
          <text:list-item>
            <text:p text:style-name="P5"><text:span text:style-name="T1">Lưu ý</text:span>: Không chồng quá cao, tránh đè gãy vỡ.</text:p>
          </text:list-item>
        </text:list>
        <text:p text:style-name="P6"/>
        <text:p text:style-name="P28"/>
        <text:h text:style-name="P2" text:outline-level="3">Gạo - Ngũ cốc – Đậu hạt</text:h>
        <text:list text:style-name="L2">
          <text:list-item>
            <text:p text:style-name="P8"><text:span text:style-name="T1">Ví dụ</text:span>: Gạo, yến mạch, đậu xanh, hạt chia, hạt đậu nành.</text:p>
          </text:list-item>
          <text:list-item>
            <text:p text:style-name="P8"><text:span text:style-name="T1">Bảo quản</text:span>: Giữ nơi khô ráo, tránh ẩm.</text:p>
          </text:list-item>
          <text:list-item>
            <text:p text:style-name="P8"><text:span text:style-name="T1">Lưu ý</text:span>: Đặt trên pallet, cách sàn ≥10 cm.</text:p>
          </text:list-item>
        </text:list>
        <text:p text:style-name="P7"/>
        <text:p text:style-name="P28"/>
        <text:h text:style-name="P2" text:outline-level="3">Bột - Tinh bột - Bột làm bánh</text:h>
        <text:list text:style-name="L3">
          <text:list-item>
            <text:p text:style-name="P9"><text:span text:style-name="T1">Ví dụ</text:span>: Bột mì, bột năng, bột gạo, bột chiên giòn, bột bánh xèo.</text:p>
          </text:list-item>
          <text:list-item>
            <text:p text:style-name="P9"><text:span text:style-name="T1">Bảo quản</text:span>: Tránh ẩm, tránh ánh nắng trực tiếp.</text:p>
          </text:list-item>
          <text:list-item>
            <text:p text:style-name="P9"><text:span text:style-name="T1">Lưu ý</text:span>: Đậy kín sau khi mở bao bì.</text:p>
          </text:list-item>
        </text:list>
        <text:p text:style-name="P7"/>
        <text:p text:style-name="P28"/>
        <text:h text:style-name="P2" text:outline-level="3">Đường - Muối - Bột ngọt - Hạt nêm</text:h>
        <text:list text:style-name="L4">
          <text:list-item>
            <text:p text:style-name="P10"><text:span text:style-name="T1">Ví dụ</text:span>: Đường trắng, muối, bột ngọt, hạt nêm, bột canh.</text:p>
          </text:list-item>
          <text:list-item>
            <text:p text:style-name="P10"><text:span text:style-name="T1">Bảo quản</text:span>: Bảo quản nơi khô thoáng.</text:p>
          </text:list-item>
          <text:list-item>
            <text:p text:style-name="P11"><text:span text:style-name="T1">Lưu ý</text:span>: Tránh gần hàng có mùi mạnh.</text:p>
          </text:list-item>
        </text:list>
        <text:p text:style-name="P12"/>
        <text:p text:style-name="P29"/>
        <text:h text:style-name="P2" text:outline-level="3">Snack - Bánh kẹo - Mứt</text:h>
        <text:list text:style-name="L5">
          <text:list-item>
            <text:p text:style-name="P13"><text:span text:style-name="T1">Ví dụ</text:span>: Snack, bánh quy, kẹo, mứt, chocolate.</text:p>
          </text:list-item>
          <text:list-item>
            <text:p text:style-name="P13"><text:span text:style-name="T1">Bảo quản</text:span>: Tránh nhiệt độ cao và ánh sáng mạnh.</text:p>
          </text:list-item>
          <text:list-item>
            <text:p text:style-name="P13"><text:span text:style-name="T1">Lưu ý</text:span>: Không gần khu hàng có mùi mạnh.</text:p>
          </text:list-item>
        </text:list>
        <text:p text:style-name="P7"/>
        <text:p text:style-name="P28"/>
        <text:h text:style-name="P2" text:outline-level="3">Cà phê – Trà – Ca cao</text:h>
        <text:list text:style-name="L6">
          <text:list-item>
            <text:p text:style-name="P14"><text:span text:style-name="T1">Ví dụ</text:span>: Cà phê bột, cà phê hòa tan, trà túi lọc, bột cacao.</text:p>
          </text:list-item>
          <text:list-item>
            <text:p text:style-name="P14"><text:span text:style-name="T1">Bảo quản</text:span>: Giữ khô ráo, tránh ánh nắng.</text:p>
          </text:list-item>
          <text:list-item>
            <text:p text:style-name="P15"><text:span text:style-name="T1">Lưu ý</text:span>: Sắp xếp gọn, tránh ẩm mốc.</text:p>
          </text:list-item>
        </text:list>
        <text:p text:style-name="P12"/>
        <text:p text:style-name="P29"/>
        <text:h text:style-name="P2" text:outline-level="3">Rong biển – Nấm khô – Hải sản khô</text:h>
        <text:list text:style-name="L7">
          <text:list-item>
            <text:p text:style-name="P16"><text:span text:style-name="T1">Ví dụ</text:span>: Rong biển ăn liền, nấm khô, tôm khô, cá khô.</text:p>
          </text:list-item>
          <text:list-item>
            <text:p text:style-name="P16"><text:span text:style-name="T1">Bảo quản</text:span>: Đặt nơi thoáng mát, kín mùi.</text:p>
          </text:list-item>
          <text:list-item>
            <text:p text:style-name="P16"><text:span text:style-name="T1">Lưu ý</text:span>: Tránh gần khu có nhiệt độ cao.</text:p>
          </text:list-item>
        </text:list>
        <text:p text:style-name="P7"><text:line-break/><text:line-break/></text:p>
        <text:h text:style-name="P4" text:outline-level="3"><text:span text:style-name="T3"/></text:h>
        <text:h text:style-name="P3" text:outline-level="3"><text:span text:style-name="T3">Gia vị khô đóng gói nhỏ</text:span></text:h>
        <text:list text:style-name="L8">
          <text:list-item>
            <text:p text:style-name="P17"><text:span text:style-name="T1">Ví dụ</text:span>: Ớt bột, tiêu, ngũ vị hương, bột nghệ, bột.</text:p>
          </text:list-item>
          <text:list-item>
            <text:p text:style-name="P17"><text:span text:style-name="T1">Bảo quản</text:span>: Giữ nơi khô ráo, thoáng mát.</text:p>
          </text:list-item>
          <text:list-item>
            <text:p text:style-name="P17"><text:span text:style-name="T1">Lưu ý</text:span>: Phân loại riêng từng loại gia vị.</text:p>
          </text:list-item>
        </text:list>
        <text:p text:style-name="P7"/>
        <text:p text:style-name="P28"/>
        <text:h text:style-name="P2" text:outline-level="3">Thực phẩm ăn liền khô</text:h>
        <text:list text:style-name="L9">
          <text:list-item>
            <text:p text:style-name="P18"><text:span text:style-name="T1">Ví dụ</text:span>: Cháo ăn liền, phở ly, mì ly.</text:p>
          </text:list-item>
          <text:list-item>
            <text:p text:style-name="P18"><text:span text:style-name="T1">Bảo quản</text:span>: Tránh ẩm, tránh ánh nắng.</text:p>
          </text:list-item>
          <text:list-item>
            <text:p text:style-name="P18"><text:span text:style-name="T1">Lưu ý</text:span>: Đặt gần khu mì/bún để dễ kiểm hàng.</text:p>
          </text:list-item>
        </text:list>
        <text:p text:style-name="P7"/>
        <text:p text:style-name="P30"/>
        <text:h text:style-name="P2" text:outline-level="3">Nước mắm - Nước tương đen - Nước tương - Tương ớt</text:h>
        <text:list text:style-name="L10">
          <text:list-item>
            <text:p text:style-name="P19"><text:span text:style-name="T1">Ví dụ</text:span>: Nam Ngư, Chinsu, Maggi, Cholimex, Kikkoman.</text:p>
          </text:list-item>
          <text:list-item>
            <text:p text:style-name="P19"><text:span text:style-name="T1">Bảo quản</text:span>: Tránh ánh sáng trực tiếp, nơi mát.</text:p>
          </text:list-item>
          <text:list-item>
            <text:p text:style-name="P19"><text:span text:style-name="T1">Lưu ý</text:span>: Đặt thẳng, tránh.</text:p>
          </text:list-item>
        </text:list>
        <text:p text:style-name="P7"/>
        <text:p text:style-name="P28"/>
        <text:h text:style-name="P2" text:outline-level="3">Dầu ăn – Dầu mè – Mỡ thực vật</text:h>
        <text:list text:style-name="L11">
          <text:list-item>
            <text:p text:style-name="P20"><text:span text:style-name="T1">Ví dụ</text:span>: Neptune, Simply, Meizan, Tường An.</text:p>
          </text:list-item>
          <text:list-item>
            <text:p text:style-name="P20"><text:span text:style-name="T1">Bảo quản</text:span>: Giữ nhiệt độ phòng, tránh nguồn nhiệt.</text:p>
          </text:list-item>
          <text:list-item>
            <text:p text:style-name="P20"><text:span text:style-name="T1">Lưu ý</text:span>: Xếp đứng, tránh rò rỉ.</text:p>
          </text:list-item>
        </text:list>
        <text:p text:style-name="P7"/>
        <text:p text:style-name="P28"/>
        <text:h text:style-name="P2" text:outline-level="3">Gia vị lỏng – Nước chấm pha sẵn</text:h>
        <text:list text:style-name="L12">
          <text:list-item>
            <text:p text:style-name="P21"><text:span text:style-name="T1">Ví dụ</text:span>: Dấm, tương ngọt, nước chấm gừng, sốt mayonnaise, sốt salad.</text:p>
          </text:list-item>
          <text:list-item>
            <text:p text:style-name="P21"><text:span text:style-name="T1">Bảo quản</text:span>: Để nơi mát, khô ráo.</text:p>
          </text:list-item>
          <text:list-item>
            <text:p text:style-name="P21"><text:span text:style-name="T1">Lưu ý</text:span>: Không đặt gần hàng dễ vỡ.</text:p>
          </text:list-item>
        </text:list>
        <text:p text:style-name="P7"/>
        <text:p text:style-name="P28"/>
        <text:h text:style-name="P2" text:outline-level="3">Mật ong – Siro – Đường lỏng</text:h>
        <text:list text:style-name="L13">
          <text:list-item>
            <text:p text:style-name="P22"><text:span text:style-name="T1">Ví dụ</text:span>: Mật ong thiên nhiên, syrup, đường lỏng.</text:p>
          </text:list-item>
          <text:list-item>
            <text:p text:style-name="P22"><text:span text:style-name="T1">Bảo quản</text:span>: Giữ kín nắp, tránh ánh sáng mạnh.</text:p>
          </text:list-item>
          <text:list-item>
            <text:p text:style-name="P22"><text:span text:style-name="T1">Lưu ý</text:span>: Đặt ngay ngắn, tránh va chạm.</text:p>
          </text:list-item>
        </text:list>
        <text:p text:style-name="P7"/>
        <text:p text:style-name="P28"/>
        <text:h text:style-name="P2" text:outline-level="3">Nước uống – Nước giải khát – Nước ép</text:h>
        <text:list text:style-name="L14">
          <text:list-item>
            <text:p text:style-name="P23"><text:span text:style-name="T1">Ví dụ</text:span>: Nước suối, nước ngọt, nước ép trái cây, nước tăng lực.</text:p>
          </text:list-item>
          <text:list-item>
            <text:p text:style-name="P23"><text:span text:style-name="T1">Bảo quản</text:span>: Nơi thoáng mát, tránh nắng.</text:p>
          </text:list-item>
          <text:list-item>
            <text:p text:style-name="P23"><text:span text:style-name="T1">Lưu ý</text:span>: Không chồng quá cao.</text:p>
          </text:list-item>
        </text:list>
        <text:p text:style-name="P7"/>
        <text:p text:style-name="P28"/>
        <text:h text:style-name="P2" text:outline-level="3">Sữa hộp – Sữa tiệt trùng</text:h>
        <text:list text:style-name="L15">
          <text:list-item>
            <text:p text:style-name="P24"><text:span text:style-name="T1">Ví dụ</text:span>: Sữa hộp giấy, sữa đặc, sữa tiệt trùng.</text:p>
          </text:list-item>
          <text:list-item>
            <text:p text:style-name="P24"><text:span text:style-name="T1">Bảo quản</text:span>: Giữ mát, tránh ánh nắng.</text:p>
          </text:list-item>
          <text:list-item>
            <text:p text:style-name="P24"><text:span text:style-name="T1">Lưu ý</text:span>: Không để gần hàng có mùi mạnh.</text:p>
          </text:list-item>
        </text:list>
        <text:p text:style-name="P7"/>
        <text:p text:style-name="P28"/>
        <text:h text:style-name="P2" text:outline-level="3">Sốt nấu ăn – Nước ướp – Gia vị dạng lỏng</text:h>
        <text:list text:style-name="L16">
          <text:list-item>
            <text:p text:style-name="P25"><text:span text:style-name="T1">Ví dụ</text:span>: Sốt cà chua, tương cà, nước ướp BBQ, nước ướp thịt.</text:p>
          </text:list-item>
          <text:list-item>
            <text:p text:style-name="P25"><text:span text:style-name="T1">Bảo quản</text:span>: Tránh ánh sáng trực tiếp.</text:p>
          </text:list-item>
          <text:list-item>
            <text:p text:style-name="P25"><text:span text:style-name="T1">Lưu ý</text:span>: Phân loại theo loại sốt, để riêng biệt.</text:p>
          </text:list-item>
        </text:list>
        <text:p text:style-name="P7"/>
        <text:p text:style-name="P28"/>
        <text:h text:style-name="P2" text:outline-level="3">Thực phẩm đóng hộp</text:h>
        <text:list text:style-name="L17">
          <text:list-item>
            <text:p text:style-name="P26"><text:span text:style-name="T1">Ví dụ</text:span>: Dưa món, pate, cá hộp, thịt hộp.</text:p>
          </text:list-item>
          <text:list-item>
            <text:p text:style-name="P26"><text:span text:style-name="T1">Bảo quản</text:span>: Giữ nơi khô ráo, tránh ẩm.</text:p>
          </text:list-item>
          <text:list-item>
            <text:p text:style-name="P26"><text:span text:style-name="T1">Lưu ý</text:span>: Kiểm tra hạn sử dụng định kỳ.</text:p>
          </text:list-item>
        </text:list>
        <text:p text:style-name="P7"/>
        <text:p text:style-name="P28"/>
        <text:h text:style-name="P2" text:outline-level="3">Đồ uống đặc biệt (có gas/chai thủy tinh)</text:h>
        <text:list text:style-name="L18">
          <text:list-item>
            <text:p text:style-name="P27"><text:span text:style-name="T1">Ví dụ</text:span>: Bia không cồn, nước có gas, nước yến.</text:p>
          </text:list-item>
          <text:list-item>
            <text:p text:style-name="P27"><text:span text:style-name="T1">Bảo quản</text:span>: Bảo quản mát, tránh ánh sáng.</text:p>
          </text:list-item>
          <text:list-item>
            <text:p text:style-name="P27"><text:span text:style-name="T1">Lưu ý</text:span>: Tránh va chạm mạnh gây vỡ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oodCit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20:39:15.749127775</meta:creation-date>
    <dc:date>2025-10-08T20:58:46.969996557</dc:date>
    <meta:editing-duration>PT19M31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8" meta:paragraph-count="74" meta:word-count="666" meta:character-count="2834" meta:non-whitespace-character-count="2277"/>
  </office:meta>
</office:document-meta>
</file>